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Book Antiqua" svg:font-family="'Book Antiqua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size-asian="12pt" style:font-size-complex="12pt"/>
    </style:style>
    <style:style style:family="paragraph" style:name="P5" style:parent-style-name="UrbanBody">
      <style:text-properties fo:font-size="12pt" style:font-name-complex="Arial" style:font-size-asian="12pt" style:font-size-complex="12pt"/>
    </style:style>
    <style:style style:family="paragraph" style:name="P6" style:parent-style-name="UrbanBody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family="paragraph" style:name="P7" style:parent-style-name="UrbanTitle3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8" style:parent-style-name="UrbanTitle3">
      <style:text-properties fo:font-size="12pt" fo:font-weight="bold" style:font-name="Times New Roman1" style:font-size-asian="12pt" style:font-size-complex="12pt" style:font-weight-asian="bold" style:font-weight-complex="bold" style:text-underline-style="none"/>
    </style:style>
    <style:style style:family="paragraph" style:name="P9" style:parent-style-name="UrbanTitle3">
      <style:text-properties style:text-underline-color="font-color" style:text-underline-style="solid" style:text-underline-width="auto"/>
    </style:style>
    <style:style style:family="paragraph" style:name="P10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fo:font-size="11pt" style:font-name="Book Antiqua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style:font-name-complex="Arial"/>
    </style:style>
    <style:style style:family="text" style:name="T6">
      <style:text-properties style:font-name-complex="Arial" style:use-window-font-color="true"/>
    </style:style>
    <style:style style:family="text" style:name="T7">
      <style:text-properties fo:country="none" fo:language="zxx" style:country-asian="none" style:language-asian="zxx"/>
    </style:style>
    <style:style style:family="text" style:name="T8">
      <style:text-properties fo:color="#646464" style:font-name-complex="Ari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339cm" svg:width="8.849cm" svg:x="7.909cm" svg:y="0.379cm" text:anchor-type="paragraph"><draw:text-box><text:p text:style-name="P7"><text:span text:style-name="T7">Au Gouvernement de la REGION WALLONNE,</text:span></text:p><text:p text:style-name="P7">Le Ministre de l’Aménagement du Territoire<text:span text:style-name="T7"> c/o Madame la Directrice Générale </text:span>.G.A.T.L.P.</text:p><text:p text:style-name="P7"/><text:p text:style-name="P7">Rue des Brigades d’Irlande, 1 </text:p><text:p text:style-name="P8">5100 Jambe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de la ville au GW contre décision du FD</text:p>
      <text:p text:style-name="UrbanTitle"/>
      <text:p text:style-name="UrbanBody"><text:span text:style-name="T4"/></text:p>
      <text:p text:style-name="UrbanBody"/>
      <text:p text:style-name="UrbanBody"/>
      <text:p text:style-name="UrbanBody">Monsieur le Ministre,</text:p>
      <text:p text:style-name="UrbanBody">Madame la Directrice,</text:p>
      <text:p text:style-name="UrbanBody"/>
      <text:p text:style-name="P9">Concerne :</text:p>
      <text:p text:style-name="UrbanBody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P10"/>
      <text:p text:style-name="P4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ation ayant pour objet <text:text-input text:description="Objet des travaux">self.getLicenceSubject()</text:text-input><text:s/>pour un bien sis <text:text-input text:description="Situation des travaux">self.getWorkLocationSignaletic()</text:text-input><text:span text:style-name="T5">.</text:span></text:p>
      <text:p text:style-name="P4"/>
      <text:p text:style-name="P9">I.Recevabilité</text:p>
      <text:p text:style-name="P4"/>
      <text:p text:style-name="P6">a) Ratione Temporis</text:p>
      <text:p text:style-name="P4"/>
      <text:p text:style-name="P4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4">Le premier jour du délai est donc le <text:span text:style-name="T8"><text:s/></text:span><text:span text:style-name="T6"><text:text-input text:description="Champs Permis de bâtir-Date du dernier rapport de collège">tool.formatDate(self.getLastWalloonRegionOpinionRequest().getReceiptDate())</text:text-input></text:span><text:span text:style-name="T6"><text:s/></text:span>et le dernier jour est le <text:span text:style-name="T6"><text:text-input text:description="Champs Permis de bâtir-Date du dernier rapport de collège">tool.formatDate(self.getLastWalloonRegionOpinionRequest().getReceiptDate() + 30 )</text:text-input></text:span><text:span text:style-name="T8">.</text:span></text:p>
      <text:p text:style-name="P4"/>
      <text:p text:style-name="P4">Le présent recours déposé à la poste le <text:text-input text:description="Champs généraux-Commune">tool.formatDate(urbanEventObj.getTransmitDate())</text:text-input><text:span text:style-name="T8"><text:s/>e</text:span>st donc recevable.</text:p>
      <text:p text:style-name="P4"/>
      <text:p text:style-name="P6">b) Intérêt</text:p>
      <text:p text:style-name="P4"/>
      <text:p text:style-name="P4">La Ville de Mons représentée par son Collège Communal a intérêt au présent recours puisqu’en date <text:soft-page-break/>du [DATE]<text:span text:style-name="T8"> </text:span>cette assemblée avait décidé de transmettre la demande au fonctionnaire délégué avec avis défavorable.</text:p>
      <text:p text:style-name="P4"/>
      <text:p text:style-name="P4">La commune introduit donc le présent recours pour défendre sa politique urbanistique et la conception qu’elle se fait du bon aménagement des lieux.</text:p>
      <text:p text:style-name="P4"/>
      <text:p text:style-name="P4"/>
      <text:p text:style-name="P4"/>
      <text:p text:style-name="P9">II.Moyens</text:p>
      <text:p text:style-name="P4"/>
      <text:p text:style-name="P4">Pour ces motifs, nous vous demandons de déclarer ce recours recevable et fondé et de refuser dès lors le permis.</text:p>
      <text:p text:style-name="P4"/>
      <text:p text:style-name="P4"/>
      <text:p text:style-name="P5">Nous vous prions de croire, Monsieur le Ministre de l’Aménagement du Territoire, Madame la Directrice Générale, à l’expression de notre considération distinguée.</text:p>
      <text:p text:style-name="UrbanBody"/>
      <text:p text:style-name="UrbanBody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Book Antiqua" svg:font-family="'Book Antiqua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size-asian="12pt" style:font-size-complex="12pt"/>
    </style:style>
    <style:style style:family="paragraph" style:name="P5" style:parent-style-name="UrbanBody">
      <style:text-properties fo:font-size="12pt" style:font-name-complex="Arial" style:font-size-asian="12pt" style:font-size-complex="12pt"/>
    </style:style>
    <style:style style:family="paragraph" style:name="P6" style:parent-style-name="UrbanBody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family="paragraph" style:name="P7" style:parent-style-name="UrbanTitle3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8" style:parent-style-name="UrbanTitle3">
      <style:text-properties fo:font-size="12pt" fo:font-weight="bold" style:font-name="Times New Roman1" style:font-size-asian="12pt" style:font-size-complex="12pt" style:font-weight-asian="bold" style:font-weight-complex="bold" style:text-underline-style="none"/>
    </style:style>
    <style:style style:family="paragraph" style:name="P9" style:parent-style-name="UrbanTitle3">
      <style:text-properties style:text-underline-color="font-color" style:text-underline-style="solid" style:text-underline-width="auto"/>
    </style:style>
    <style:style style:family="paragraph" style:name="P10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fo:font-size="11pt" style:font-name="Book Antiqua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style:font-name-complex="Arial"/>
    </style:style>
    <style:style style:family="text" style:name="T6">
      <style:text-properties style:font-name-complex="Arial" style:use-window-font-color="true"/>
    </style:style>
    <style:style style:family="text" style:name="T7">
      <style:text-properties fo:country="none" fo:language="zxx" style:country-asian="none" style:language-asian="zxx"/>
    </style:style>
    <style:style style:family="text" style:name="T8">
      <style:text-properties fo:color="#646464" style:font-name-complex="Ari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339cm" svg:width="8.849cm" svg:x="7.909cm" svg:y="0.379cm" text:anchor-type="paragraph"><draw:text-box><text:p text:style-name="P7"><text:span text:style-name="T7">Au Gouvernement de la REGION WALLONNE,</text:span></text:p><text:p text:style-name="P7">Le Ministre de l’Aménagement du Territoire<text:span text:style-name="T7"> c/o Madame la Directrice Générale </text:span>.G.A.T.L.P.</text:p><text:p text:style-name="P7"/><text:p text:style-name="P7">Rue des Brigades d’Irlande, 1 </text:p><text:p text:style-name="P8">5100 Jambe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de la ville au GW contre décision du FD</text:p>
      <text:p text:style-name="UrbanTitle"/>
      <text:p text:style-name="UrbanBody"><text:span text:style-name="T4"/></text:p>
      <text:p text:style-name="UrbanBody"/>
      <text:p text:style-name="UrbanBody"/>
      <text:p text:style-name="UrbanBody">Monsieur le Ministre,</text:p>
      <text:p text:style-name="UrbanBody">Madame la Directrice,</text:p>
      <text:p text:style-name="UrbanBody"/>
      <text:p text:style-name="P9">Concerne :</text:p>
      <text:p text:style-name="UrbanBody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P10"/>
      <text:p text:style-name="P4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ation ayant pour objet <text:text-input text:description="Objet des travaux">self.getLicenceSubject()</text:text-input><text:s/>pour un bien sis <text:text-input text:description="Situation des travaux">self.getWorkLocationSignaletic()</text:text-input><text:span text:style-name="T5">.</text:span></text:p>
      <text:p text:style-name="P4"/>
      <text:p text:style-name="P9">I.Recevabilité</text:p>
      <text:p text:style-name="P4"/>
      <text:p text:style-name="P6">a) Ratione Temporis</text:p>
      <text:p text:style-name="P4"/>
      <text:p text:style-name="P4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4">Le premier jour du délai est donc le <text:span text:style-name="T8"><text:s/></text:span><text:span text:style-name="T6"><text:text-input text:description="Champs Permis de bâtir-Date du dernier rapport de collège">tool.formatDate(self.getLastWalloonRegionOpinionRequest().getReceiptDate())</text:text-input></text:span><text:span text:style-name="T6"><text:s/></text:span>et le dernier jour est le <text:span text:style-name="T6"><text:text-input text:description="Champs Permis de bâtir-Date du dernier rapport de collège">tool.formatDate(self.getLastWalloonRegionOpinionRequest().getReceiptDate() + 30 )</text:text-input></text:span><text:span text:style-name="T8">.</text:span></text:p>
      <text:p text:style-name="P4"/>
      <text:p text:style-name="P4">Le présent recours déposé à la poste le <text:text-input text:description="Champs généraux-Commune">tool.formatDate(urbanEventObj.getTransmitDate())</text:text-input><text:span text:style-name="T8"><text:s/>e</text:span>st donc recevable.</text:p>
      <text:p text:style-name="P4"/>
      <text:p text:style-name="P6">b) Intérêt</text:p>
      <text:p text:style-name="P4"/>
      <text:p text:style-name="P4">La Ville de Mons représentée par son Collège Communal a intérêt au présent recours puisqu’en date <text:soft-page-break/>du [DATE]<text:span text:style-name="T8"> </text:span>cette assemblée avait décidé de transmettre la demande au fonctionnaire délégué avec avis défavorable.</text:p>
      <text:p text:style-name="P4"/>
      <text:p text:style-name="P4">La commune introduit donc le présent recours pour défendre sa politique urbanistique et la conception qu’elle se fait du bon aménagement des lieux.</text:p>
      <text:p text:style-name="P4"/>
      <text:p text:style-name="P4"/>
      <text:p text:style-name="P4"/>
      <text:p text:style-name="P9">II.Moyens</text:p>
      <text:p text:style-name="P4"/>
      <text:p text:style-name="P4">Pour ces motifs, nous vous demandons de déclarer ce recours recevable et fondé et de refuser dès lors le permis.</text:p>
      <text:p text:style-name="P4"/>
      <text:p text:style-name="P4"/>
      <text:p text:style-name="P5">Nous vous prions de croire, Monsieur le Ministre de l’Aménagement du Territoire, Madame la Directrice Générale, à l’expression de notre considération distinguée.</text:p>
      <text:p text:style-name="UrbanBody"/>
      <text:p text:style-name="UrbanBody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Book Antiqua" svg:font-family="'Book Antiqua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size-asian="12pt" style:font-size-complex="12pt"/>
    </style:style>
    <style:style style:family="paragraph" style:name="P5" style:parent-style-name="UrbanBody">
      <style:text-properties fo:font-size="12pt" style:font-name-complex="Arial" style:font-size-asian="12pt" style:font-size-complex="12pt"/>
    </style:style>
    <style:style style:family="paragraph" style:name="P6" style:parent-style-name="UrbanBody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family="paragraph" style:name="P7" style:parent-style-name="UrbanTitle3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8" style:parent-style-name="UrbanTitle3">
      <style:text-properties fo:font-size="12pt" fo:font-weight="bold" style:font-name="Times New Roman1" style:font-size-asian="12pt" style:font-size-complex="12pt" style:font-weight-asian="bold" style:font-weight-complex="bold" style:text-underline-style="none"/>
    </style:style>
    <style:style style:family="paragraph" style:name="P9" style:parent-style-name="UrbanTitle3">
      <style:text-properties style:text-underline-color="font-color" style:text-underline-style="solid" style:text-underline-width="auto"/>
    </style:style>
    <style:style style:family="paragraph" style:name="P10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fo:font-size="11pt" style:font-name="Book Antiqua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style:font-name-complex="Arial"/>
    </style:style>
    <style:style style:family="text" style:name="T6">
      <style:text-properties style:font-name-complex="Arial" style:use-window-font-color="true"/>
    </style:style>
    <style:style style:family="text" style:name="T7">
      <style:text-properties fo:country="none" fo:language="zxx" style:country-asian="none" style:language-asian="zxx"/>
    </style:style>
    <style:style style:family="text" style:name="T8">
      <style:text-properties fo:color="#646464" style:font-name-complex="Ari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339cm" svg:width="8.849cm" svg:x="7.909cm" svg:y="0.379cm" text:anchor-type="paragraph"><draw:text-box><text:p text:style-name="P7"><text:span text:style-name="T7">Au Gouvernement de la REGION WALLONNE,</text:span></text:p><text:p text:style-name="P7">Le Ministre de l’Aménagement du Territoire<text:span text:style-name="T7"> c/o Madame la Directrice Générale </text:span>.G.A.T.L.P.</text:p><text:p text:style-name="P7"/><text:p text:style-name="P7">Rue des Brigades d’Irlande, 1 </text:p><text:p text:style-name="P8">5100 Jambe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de la ville au GW contre décision du FD</text:p>
      <text:p text:style-name="UrbanTitle"/>
      <text:p text:style-name="UrbanBody"><text:span text:style-name="T4"/></text:p>
      <text:p text:style-name="UrbanBody"/>
      <text:p text:style-name="UrbanBody"/>
      <text:p text:style-name="UrbanBody">Monsieur le Ministre,</text:p>
      <text:p text:style-name="UrbanBody">Madame la Directrice,</text:p>
      <text:p text:style-name="UrbanBody"/>
      <text:p text:style-name="P9">Concerne :</text:p>
      <text:p text:style-name="UrbanBody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P10"/>
      <text:p text:style-name="P4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ation ayant pour objet <text:text-input text:description="Objet des travaux">self.getLicenceSubject()</text:text-input><text:s/>pour un bien sis <text:text-input text:description="Situation des travaux">self.getWorkLocationSignaletic()</text:text-input><text:span text:style-name="T5">.</text:span></text:p>
      <text:p text:style-name="P4"/>
      <text:p text:style-name="P9">I.Recevabilité</text:p>
      <text:p text:style-name="P4"/>
      <text:p text:style-name="P6">a) Ratione Temporis</text:p>
      <text:p text:style-name="P4"/>
      <text:p text:style-name="P4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4">Le premier jour du délai est donc le <text:span text:style-name="T8"><text:s/></text:span><text:span text:style-name="T6"><text:text-input text:description="Champs Permis de bâtir-Date du dernier rapport de collège">tool.formatDate(self.getLastWalloonRegionOpinionRequest().getReceiptDate())</text:text-input></text:span><text:span text:style-name="T6"><text:s/></text:span>et le dernier jour est le <text:span text:style-name="T6"><text:text-input text:description="Champs Permis de bâtir-Date du dernier rapport de collège">tool.formatDate(self.getLastWalloonRegionOpinionRequest().getReceiptDate() + 30 )</text:text-input></text:span><text:span text:style-name="T8">.</text:span></text:p>
      <text:p text:style-name="P4"/>
      <text:p text:style-name="P4">Le présent recours déposé à la poste le <text:text-input text:description="Champs généraux-Commune">tool.formatDate(urbanEventObj.getTransmitDate())</text:text-input><text:span text:style-name="T8"><text:s/>e</text:span>st donc recevable.</text:p>
      <text:p text:style-name="P4"/>
      <text:p text:style-name="P6">b) Intérêt</text:p>
      <text:p text:style-name="P4"/>
      <text:p text:style-name="P4">La Ville de Mons représentée par son Collège Communal a intérêt au présent recours puisqu’en date <text:soft-page-break/>du [DATE]<text:span text:style-name="T8"> </text:span>cette assemblée avait décidé de transmettre la demande au fonctionnaire délégué avec avis défavorable.</text:p>
      <text:p text:style-name="P4"/>
      <text:p text:style-name="P4">La commune introduit donc le présent recours pour défendre sa politique urbanistique et la conception qu’elle se fait du bon aménagement des lieux.</text:p>
      <text:p text:style-name="P4"/>
      <text:p text:style-name="P4"/>
      <text:p text:style-name="P4"/>
      <text:p text:style-name="P9">II.Moyens</text:p>
      <text:p text:style-name="P4"/>
      <text:p text:style-name="P4">Pour ces motifs, nous vous demandons de déclarer ce recours recevable et fondé et de refuser dès lors le permis.</text:p>
      <text:p text:style-name="P4"/>
      <text:p text:style-name="P4"/>
      <text:p text:style-name="P5">Nous vous prions de croire, Monsieur le Ministre de l’Aménagement du Territoire, Madame la Directrice Générale, à l’expression de notre considération distinguée.</text:p>
      <text:p text:style-name="UrbanBody"/>
      <text:p text:style-name="UrbanBody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Book Antiqua" svg:font-family="'Book Antiqua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size-asian="12pt" style:font-size-complex="12pt"/>
    </style:style>
    <style:style style:family="paragraph" style:name="P5" style:parent-style-name="UrbanBody">
      <style:text-properties fo:font-size="12pt" style:font-name-complex="Arial" style:font-size-asian="12pt" style:font-size-complex="12pt"/>
    </style:style>
    <style:style style:family="paragraph" style:name="P6" style:parent-style-name="UrbanBody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family="paragraph" style:name="P7" style:parent-style-name="UrbanTitle3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8" style:parent-style-name="UrbanTitle3">
      <style:text-properties fo:font-size="12pt" fo:font-weight="bold" style:font-name="Times New Roman1" style:font-size-asian="12pt" style:font-size-complex="12pt" style:font-weight-asian="bold" style:font-weight-complex="bold" style:text-underline-style="none"/>
    </style:style>
    <style:style style:family="paragraph" style:name="P9" style:parent-style-name="UrbanTitle3">
      <style:text-properties style:text-underline-color="font-color" style:text-underline-style="solid" style:text-underline-width="auto"/>
    </style:style>
    <style:style style:family="paragraph" style:name="P10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fo:font-size="11pt" style:font-name="Book Antiqua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style:font-name-complex="Arial"/>
    </style:style>
    <style:style style:family="text" style:name="T6">
      <style:text-properties style:font-name-complex="Arial" style:use-window-font-color="true"/>
    </style:style>
    <style:style style:family="text" style:name="T7">
      <style:text-properties fo:country="none" fo:language="zxx" style:country-asian="none" style:language-asian="zxx"/>
    </style:style>
    <style:style style:family="text" style:name="T8">
      <style:text-properties fo:color="#646464" style:font-name-complex="Ari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339cm" svg:width="8.849cm" svg:x="7.909cm" svg:y="0.379cm" text:anchor-type="paragraph"><draw:text-box><text:p text:style-name="P7"><text:span text:style-name="T7">Au Gouvernement de la REGION WALLONNE,</text:span></text:p><text:p text:style-name="P7">Le Ministre de l’Aménagement du Territoire<text:span text:style-name="T7"> c/o Madame la Directrice Générale </text:span>.G.A.T.L.P.</text:p><text:p text:style-name="P7"/><text:p text:style-name="P7">Rue des Brigades d’Irlande, 1 </text:p><text:p text:style-name="P8">5100 Jambe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de la ville au GW contre décision du FD</text:p>
      <text:p text:style-name="UrbanTitle"/>
      <text:p text:style-name="UrbanBody"><text:span text:style-name="T4"/></text:p>
      <text:p text:style-name="UrbanBody"/>
      <text:p text:style-name="UrbanBody"/>
      <text:p text:style-name="UrbanBody">Monsieur le Ministre,</text:p>
      <text:p text:style-name="UrbanBody">Madame la Directrice,</text:p>
      <text:p text:style-name="UrbanBody"/>
      <text:p text:style-name="P9">Concerne :</text:p>
      <text:p text:style-name="UrbanBody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P10"/>
      <text:p text:style-name="P4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ation ayant pour objet <text:text-input text:description="Objet des travaux">self.getLicenceSubject()</text:text-input><text:s/>pour un bien sis <text:text-input text:description="Situation des travaux">self.getWorkLocationSignaletic()</text:text-input><text:span text:style-name="T5">.</text:span></text:p>
      <text:p text:style-name="P4"/>
      <text:p text:style-name="P9">I.Recevabilité</text:p>
      <text:p text:style-name="P4"/>
      <text:p text:style-name="P6">a) Ratione Temporis</text:p>
      <text:p text:style-name="P4"/>
      <text:p text:style-name="P4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4">Le premier jour du délai est donc le <text:span text:style-name="T8"><text:s/></text:span><text:span text:style-name="T6"><text:text-input text:description="Champs Permis de bâtir-Date du dernier rapport de collège">tool.formatDate(self.getLastWalloonRegionOpinionRequest().getReceiptDate())</text:text-input></text:span><text:span text:style-name="T6"><text:s/></text:span>et le dernier jour est le <text:span text:style-name="T6"><text:text-input text:description="Champs Permis de bâtir-Date du dernier rapport de collège">tool.formatDate(self.getLastWalloonRegionOpinionRequest().getReceiptDate() + 30 )</text:text-input></text:span><text:span text:style-name="T8">.</text:span></text:p>
      <text:p text:style-name="P4"/>
      <text:p text:style-name="P4">Le présent recours déposé à la poste le <text:text-input text:description="Champs généraux-Commune">tool.formatDate(urbanEventObj.getTransmitDate())</text:text-input><text:span text:style-name="T8"><text:s/>e</text:span>st donc recevable.</text:p>
      <text:p text:style-name="P4"/>
      <text:p text:style-name="P6">b) Intérêt</text:p>
      <text:p text:style-name="P4"/>
      <text:p text:style-name="P4">La Ville de Mons représentée par son Collège Communal a intérêt au présent recours puisqu’en date <text:soft-page-break/>du [DATE]<text:span text:style-name="T8"> </text:span>cette assemblée avait décidé de transmettre la demande au fonctionnaire délégué avec avis défavorable.</text:p>
      <text:p text:style-name="P4"/>
      <text:p text:style-name="P4">La commune introduit donc le présent recours pour défendre sa politique urbanistique et la conception qu’elle se fait du bon aménagement des lieux.</text:p>
      <text:p text:style-name="P4"/>
      <text:p text:style-name="P4"/>
      <text:p text:style-name="P4"/>
      <text:p text:style-name="P9">II.Moyens</text:p>
      <text:p text:style-name="P4"/>
      <text:p text:style-name="P4">Pour ces motifs, nous vous demandons de déclarer ce recours recevable et fondé et de refuser dès lors le permis.</text:p>
      <text:p text:style-name="P4"/>
      <text:p text:style-name="P4"/>
      <text:p text:style-name="P5">Nous vous prions de croire, Monsieur le Ministre de l’Aménagement du Territoire, Madame la Directrice Générale, à l’expression de notre considération distinguée.</text:p>
      <text:p text:style-name="UrbanBody"/>
      <text:p text:style-name="UrbanBody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48.985475638</dc:date>
    <dc:language>fr-FR</dc:language>
    <meta:editing-cycles>149</meta:editing-cycles>
    <meta:editing-duration>P2DT8H15M4S</meta:editing-duration>
    <meta:document-statistic meta:table-count="0" meta:image-count="0" meta:object-count="0" meta:page-count="2" meta:paragraph-count="29" meta:word-count="298" meta:character-count="2252" meta:non-whitespace-character-count="2010"/>
    <meta:user-defined meta:name="Info 1"/>
    <meta:user-defined meta:name="Info 2"/>
    <meta:user-defined meta:name="Info 3"/>
    <meta:user-defined meta:name="Info 4"/>
  </office:meta>
</office:document-meta>
</file>